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403a" officeooo:paragraph-rsid="001d403a"/>
    </style:style>
    <style:style style:name="P2" style:family="paragraph" style:parent-style-name="Standard">
      <style:text-properties style:font-name="Arial" officeooo:rsid="001d9d6b" officeooo:paragraph-rsid="001d9d6b"/>
    </style:style>
    <style:style style:name="P3" style:family="paragraph" style:parent-style-name="Standard">
      <style:text-properties style:font-name="Arial" officeooo:rsid="00245877" officeooo:paragraph-rsid="00245877"/>
    </style:style>
    <style:style style:name="P4" style:family="paragraph" style:parent-style-name="Standard">
      <style:text-properties style:font-name="Arial" officeooo:rsid="0024cb35" officeooo:paragraph-rsid="0024cb35"/>
    </style:style>
    <style:style style:name="P5" style:family="paragraph" style:parent-style-name="Standard">
      <style:text-properties style:font-name="Arial" officeooo:rsid="00269191" officeooo:paragraph-rsid="00269191"/>
    </style:style>
    <style:style style:name="P6" style:family="paragraph" style:parent-style-name="Standard">
      <style:text-properties style:font-name="Arial" officeooo:rsid="0029794b" officeooo:paragraph-rsid="0029794b"/>
    </style:style>
    <style:style style:name="P7" style:family="paragraph" style:parent-style-name="Standard">
      <style:text-properties style:font-name="Arial" officeooo:rsid="002bb663" officeooo:paragraph-rsid="002bb663"/>
    </style:style>
    <style:style style:name="P8" style:family="paragraph" style:parent-style-name="Standard">
      <style:text-properties style:font-name="Arial" officeooo:rsid="003e9d30" officeooo:paragraph-rsid="003e9d30" fo:background-color="#ffff00"/>
    </style:style>
    <style:style style:name="P9" style:family="paragraph" style:parent-style-name="Standard" style:list-style-name="L1">
      <style:text-properties style:font-name="Arial" officeooo:rsid="001f7fbd" officeooo:paragraph-rsid="001f7fbd"/>
    </style:style>
    <style:style style:name="P10" style:family="paragraph" style:parent-style-name="Standard" style:list-style-name="L1">
      <style:text-properties style:font-name="Arial" officeooo:rsid="0021534c" officeooo:paragraph-rsid="0021534c"/>
    </style:style>
    <style:style style:name="P11" style:family="paragraph" style:parent-style-name="Standard" style:list-style-name="L1">
      <style:text-properties style:font-name="Arial" officeooo:rsid="00245877" officeooo:paragraph-rsid="00245877"/>
    </style:style>
    <style:style style:name="P12" style:family="paragraph" style:parent-style-name="Standard" style:list-style-name="L2">
      <style:text-properties style:font-name="Arial" officeooo:rsid="00269191" officeooo:paragraph-rsid="00269191"/>
    </style:style>
    <style:style style:name="P13" style:family="paragraph" style:parent-style-name="Standard" style:list-style-name="L3">
      <style:text-properties style:font-name="Arial" officeooo:rsid="002b8870" officeooo:paragraph-rsid="002b8870"/>
    </style:style>
    <style:style style:name="P14" style:family="paragraph" style:parent-style-name="Standard" style:list-style-name="L3">
      <style:text-properties style:font-name="Arial" officeooo:rsid="0031cc84" officeooo:paragraph-rsid="0031cc84"/>
    </style:style>
    <style:style style:name="P15" style:family="paragraph" style:parent-style-name="Standard" style:list-style-name="L3">
      <style:text-properties style:font-name="Arial" officeooo:rsid="002bb663" officeooo:paragraph-rsid="002bb663"/>
    </style:style>
    <style:style style:name="P16" style:family="paragraph" style:parent-style-name="Standard" style:list-style-name="L3">
      <style:text-properties style:font-name="Arial" officeooo:rsid="0036c821" officeooo:paragraph-rsid="0036c821"/>
    </style:style>
    <style:style style:name="P17" style:family="paragraph" style:parent-style-name="Standard" style:list-style-name="L3">
      <style:text-properties style:font-name="Arial" officeooo:rsid="00390248" officeooo:paragraph-rsid="00390248"/>
    </style:style>
    <style:style style:name="P18" style:family="paragraph" style:parent-style-name="Standard">
      <style:text-properties style:font-name="Arial" officeooo:rsid="003e9d30" officeooo:paragraph-rsid="003e9d30" fo:background-color="#ffff00"/>
    </style:style>
    <style:style style:name="T1" style:family="text">
      <style:text-properties officeooo:rsid="002335a7"/>
    </style:style>
    <style:style style:name="T2" style:family="text">
      <style:text-properties officeooo:rsid="0027b04a"/>
    </style:style>
    <style:style style:name="T3" style:family="text">
      <style:text-properties officeooo:rsid="002965f5" fo:background-color="#ffff00" loext:char-shading-value="0"/>
    </style:style>
    <style:style style:name="T4" style:family="text">
      <style:text-properties officeooo:rsid="002ec23d"/>
    </style:style>
    <style:style style:name="T5" style:family="text">
      <style:text-properties officeooo:rsid="0033782e"/>
    </style:style>
    <style:style style:name="T6" style:family="text">
      <style:text-properties officeooo:rsid="0041bcc5"/>
    </style:style>
    <style:style style:name="T7" style:family="text">
      <style:text-properties officeooo:rsid="0042a1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 Arbeit 1 S2</text:p>
      <text:p text:style-name="P1"/>
      <text:p text:style-name="P2">Operatoren differenzieren:</text:p>
      <text:list xml:id="list1689236519" text:style-name="L1">
        <text:list-item>
          <text:p text:style-name="P9">Nennen</text:p>
        </text:list-item>
        <text:list-item>
          <text:p text:style-name="P10">Erläutern</text:p>
        </text:list-item>
        <text:list-item>
          <text:p text:style-name="P10">Erklären</text:p>
        </text:list-item>
        <text:list-item>
          <text:p text:style-name="P10">begrün<text:span text:style-name="T1">den</text:span></text:p>
        </text:list-item>
        <text:list-item>
          <text:p text:style-name="P11">Skizzieren</text:p>
        </text:list-item>
      </text:list>
      <text:p text:style-name="P3"/>
      <text:p text:style-name="P3"/>
      <text:p text:style-name="P4">Begrifflichkeiten:</text:p>
      <text:list xml:id="list1874518473" text:style-name="L2">
        <text:list-item>
          <text:p text:style-name="P12">Schmel<text:span text:style-name="T2">zen, Hybridisierung, Elongation, </text:span><text:span text:style-name="T3">Taq-Polymerase</text:span></text:p>
        </text:list-item>
      </text:list>
      <text:p text:style-name="P5"/>
      <text:p text:style-name="P6">Theorie:</text:p>
      <text:list xml:id="list2287909188" text:style-name="L3">
        <text:list-item>
          <text:p text:style-name="P13">PCR Menge der DNA (2^n-2<text:span text:style-name="T4">n</text:span>)</text:p>
        </text:list-item>
        <text:list-item>
          <text:p text:style-name="P14">Proteinbiosynthese</text:p>
        </text:list-item>
        <text:list-item>
          <text:p text:style-name="P15">Basics: <text:s/>DNA → <text:span text:style-name="T5">RNA → </text:span>AMS</text:p>
        </text:list-item>
        <text:list-item>
          <text:p text:style-name="P16">DNA von 3 nach 5, <text:span text:style-name="T6">schreibt RNA von 5 nach 3, </text:span><text:span text:style-name="T7">wird auch so gelesen</text:span></text:p>
        </text:list-item>
        <text:list-item>
          <text:p text:style-name="P17">unterschiedliche Typen von Mutationen</text:p>
        </text:list-item>
        <text:list-item>
          <text:p text:style-name="P17"/>
        </text:list-item>
      </text:list>
      <text:p text:style-name="P7"/>
      <text:p text:style-name="P7"/>
      <text:p text:style-name="P8">GRAU GEDRUCKT NICHT RELEVANT FÜR ARBEIT!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4:07:28.176000000</dc:date>
    <meta:editing-duration>PT54M</meta:editing-duration>
    <meta:editing-cycles>3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7" meta:word-count="66" meta:character-count="384" meta:non-whitespace-character-count="345"/>
  </office:meta>
</office:document-meta>
</file>